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in" fo:padding-bottom="0in" fo:border="none"/>
    </style:style>
    <style:style style:name="Table20" style:family="table">
      <style:table-properties style:width="7.8799in" fo:margin-left="-0.1903in" fo:margin-top="0in" fo:margin-bottom="0in" table:align="left"/>
    </style:style>
    <style:style style:name="Table20.A" style:family="table-column">
      <style:table-column-properties style:column-width="0.9993in"/>
    </style:style>
    <style:style style:name="Table20.B" style:family="table-column">
      <style:table-column-properties style:column-width="6.8806in"/>
    </style:style>
    <style:style style:name="Table20.1" style:family="table-row">
      <style:table-row-properties style:min-row-height="0.0653in" fo:keep-together="auto"/>
    </style:style>
    <style:style style:name="Table20.A1" style:family="table-cell">
      <style:table-cell-properties style:vertical-align="" fo:padding-left="0.0701in" fo:padding-right="0.0701in" fo:padding-top="0.1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806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4.8139in"/>
    </style:style>
    <style:style style:name="Table16.C" style:family="table-column">
      <style:table-column-properties style:column-width="2.0667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Table17" style:family="table">
      <style:table-properties style:width="7.8799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806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9" style:family="table">
      <style:table-properties style:width="7.8799in" fo:margin-left="-0.1903in" fo:margin-top="0in" fo:margin-bottom="0in" table:align="left"/>
    </style:style>
    <style:style style:name="Table19.A" style:family="table-column">
      <style:table-column-properties style:column-width="0.9993in"/>
    </style:style>
    <style:style style:name="Table19.B" style:family="table-column">
      <style:table-column-properties style:column-width="4.8139in"/>
    </style:style>
    <style:style style:name="Table19.C" style:family="table-column">
      <style:table-column-properties style:column-width="2.0667in"/>
    </style:style>
    <style:style style:name="Table19.1" style:family="table-row">
      <style:table-row-properties style:min-row-height="0.0653in" fo:keep-together="auto"/>
    </style:style>
    <style:style style:name="Table19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117a8d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117a8d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117a8d9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size-asian="10pt" style:font-size-complex="10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ae91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rsid="00f54a88" officeooo:paragraph-rsid="0117a8d9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7a8d9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8f8f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text-properties officeooo:paragraph-rsid="0117a8d9"/>
    </style:style>
    <style:style style:name="P38" style:family="paragraph" style:parent-style-name="Standard">
      <style:text-properties officeooo:paragraph-rsid="0118f8f7"/>
    </style:style>
    <style:style style:name="P39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f4d3bb" style:font-name-asian="Roboto2" style:font-size-asian="5.25pt" style:font-name-complex="Roboto2" style:font-size-complex="6pt"/>
    </style:style>
    <style:style style:name="P40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>
      <style:paragraph-properties fo:line-height="115%" fo:text-align="center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>
      <style:paragraph-properties fo:line-height="115%" fo:text-align="center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3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44" style:family="paragraph" style:parent-style-name="Standard" style:list-style-name="L1">
      <style:paragraph-properties fo:line-height="100%" fo:orphans="0" fo:widows="0"/>
      <style:text-properties officeooo:paragraph-rsid="011ae914"/>
    </style:style>
    <style:style style:name="P45" style:family="paragraph" style:parent-style-name="Standard" style:list-style-name="L2">
      <style:paragraph-properties fo:line-height="100%" fo:orphans="0" fo:widows="0"/>
      <style:text-properties officeooo:paragraph-rsid="0118f8f7"/>
    </style:style>
    <style:style style:name="P46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117a8d9" style:font-name-asian="Roboto2" style:font-size-asian="10pt" style:font-style-asian="normal" style:font-name-complex="Roboto2" style:font-size-complex="10pt" style:font-style-complex="normal"/>
    </style:style>
    <style:style style:name="P47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117a8d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8" style:family="paragraph" style:parent-style-name="Standard" style:list-style-name="L2">
      <style:paragraph-properties fo:line-height="100%" fo:orphans="0" fo:widows="0"/>
      <style:text-properties style:font-name="Roboto1" fo:font-size="10pt" fo:font-style="normal" style:text-underline-style="none" fo:font-weight="normal" officeooo:rsid="0102247f" officeooo:paragraph-rsid="0118f8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50" style:family="paragraph" style:parent-style-name="Standard" style:list-style-name="L1">
      <style:paragraph-properties fo:line-height="100%" fo:orphans="0" fo:widows="0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51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52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53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54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55" style:family="paragraph" style:parent-style-name="Text_20_body" style:master-page-name="Standard">
      <style:paragraph-properties style:page-number="1" fo:break-before="auto" fo:break-after="auto"/>
      <style:text-properties style:font-name="Roboto1" fo:font-size="6pt" style:font-size-asian="5.25pt" style:font-size-complex="6pt"/>
    </style:style>
    <style:style style:name="P5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4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5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style:font-name="Roboto1" fo:font-size="10pt" style:font-name-asian="Roboto2" style:font-size-asian="10pt" style:font-name-complex="Roboto2" style:font-size-complex="10pt"/>
    </style:style>
    <style:style style:name="T38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39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40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41" style:family="text">
      <style:text-properties style:font-name="Roboto1" fo:font-size="10pt" officeooo:rsid="010255c4" style:font-name-asian="Roboto2" style:font-size-asian="10pt" style:font-name-complex="Roboto2" style:font-size-complex="10pt"/>
    </style:style>
    <style:style style:name="T42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43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4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6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47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48" style:family="text">
      <style:text-properties style:font-name="Roboto1" fo:font-size="10pt" fo:font-weight="bold" officeooo:rsid="0100c247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1" fo:font-size="10pt" fo:font-weight="bold" officeooo:rsid="0102247f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1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1" style:family="text">
      <style:text-properties style:font-name="Roboto1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2" style:family="text">
      <style:text-properties style:font-name="Roboto1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3" style:family="text">
      <style:text-properties style:font-name="Roboto1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4" style:family="text">
      <style:text-properties style:font-name="Roboto1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5" style:family="text">
      <style:text-properties style:font-name="Roboto1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66" style:family="text">
      <style:text-properties style:font-name="Roboto1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style:font-name="Roboto1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style:font-name="Roboto1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style:font-name="Roboto1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style:font-name="Roboto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style:font-name="Roboto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style:font-name="Roboto1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1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1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style:font-name="Roboto1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1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style:font-name="Roboto1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1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1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1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1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1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1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1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1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1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1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1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91" style:family="text">
      <style:text-properties style:font-name="Roboto1" fo:font-size="10pt" fo:font-style="normal" style:text-underline-style="solid" style:text-underline-width="auto" style:text-underline-color="font-color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1" fo:font-size="10pt" fo:font-style="normal" style:text-underline-style="solid" style:text-underline-width="auto" style:text-underline-color="font-color" fo:font-weight="normal" officeooo:rsid="00924a9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94" style:family="text">
      <style:text-properties style:font-name="Roboto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95" style:family="text">
      <style:text-properties style:font-name="Roboto1" fo:font-size="10pt" fo:font-style="italic" style:font-name-asian="Roboto2" style:font-size-asian="10pt" style:font-style-asian="italic" style:font-name-complex="Roboto2" style:font-size-complex="10pt"/>
    </style:style>
    <style:style style:name="T96" style:family="text">
      <style:text-properties style:font-name="Roboto1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style:font-name="Roboto1" fo:font-size="10pt" style:font-size-asian="10pt" style:font-size-complex="10pt"/>
    </style:style>
    <style:style style:name="T98" style:family="text">
      <style:text-properties style:font-name="Roboto1" fo:font-size="10pt" officeooo:rsid="0102247f" style:font-size-asian="10pt" style:font-size-complex="10pt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edebf5" style:font-weight-asian="normal" style:font-weight-complex="normal"/>
    </style:style>
    <style:style style:name="T101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02" style:family="text">
      <style:text-properties fo:font-style="normal" officeooo:rsid="008e79c7" style:font-style-asian="normal" style:font-style-complex="normal"/>
    </style:style>
    <style:style style:name="T103" style:family="text">
      <style:text-properties fo:font-style="normal" officeooo:rsid="00bf2b2d" style:font-style-asian="normal" style:font-style-complex="normal"/>
    </style:style>
    <style:style style:name="T104" style:family="text">
      <style:text-properties officeooo:rsid="0094c2de"/>
    </style:style>
    <style:style style:name="T105" style:family="text">
      <style:text-properties officeooo:rsid="009b41a1"/>
    </style:style>
    <style:style style:name="T106" style:family="text">
      <style:text-properties officeooo:rsid="009f14e6"/>
    </style:style>
    <style:style style:name="T107" style:family="text">
      <style:text-properties officeooo:rsid="00a884b6"/>
    </style:style>
    <style:style style:name="T108" style:family="text">
      <style:text-properties officeooo:rsid="00ad8019"/>
    </style:style>
    <style:style style:name="T109" style:family="text">
      <style:text-properties officeooo:rsid="00ba1d29"/>
    </style:style>
    <style:style style:name="T110" style:family="text">
      <style:text-properties officeooo:rsid="00d0b07b"/>
    </style:style>
    <style:style style:name="T111" style:family="text">
      <style:text-properties officeooo:rsid="00e1f740"/>
    </style:style>
    <style:style style:name="T112" style:family="text">
      <style:text-properties officeooo:rsid="00f54a88"/>
    </style:style>
    <style:style style:name="T113" style:family="text">
      <style:text-properties officeooo:rsid="00ffd81e"/>
    </style:style>
    <style:style style:name="T114" style:family="text">
      <style:text-properties officeooo:rsid="0100c247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1"><text:span text:style-name="T104">R</text:span>ICHARD S. ZHU</text:p>
          </table:table-cell>
          <table:table-cell table:style-name="Table2.B1" office:value-type="string">
            <text:p text:style-name="P42">•</text:p>
            <text:p text:style-name="P42">•</text:p>
            <text:p text:style-name="P42">•</text:p>
          </table:table-cell>
          <table:table-cell table:style-name="Table2.B1" office:value-type="string">
            <text:p text:style-name="P40">rszhu@berkeley.edu</text:p>
            <text:p text:style-name="P33">858-371-8838</text:p>
            <text:p text:style-name="P34">Berkeley, CA</text:p>
          </table:table-cell>
          <table:table-cell table:style-name="Table2.B1" office:value-type="string">
            <text:p text:style-name="P41">•</text:p>
            <text:p text:style-name="P41">•</text:p>
            <text:p text:style-name="P41">•</text:p>
          </table:table-cell>
          <table:table-cell table:style-name="Table2.B1" office:value-type="string">
            <text:p text:style-name="P35">linkedin.com/in/rszhu</text:p>
            <text:p text:style-name="P35">github.com/richardszhu</text:p>
            <text:p text:style-name="P36">ocf.io/rszhu</text:p>
          </table:table-cell>
        </table:table-row>
      </table:table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56"><text:span text:style-name="T115">Top Margin: 10</text:span></text:p><text:p text:style-name="P56"><text:span text:style-name="T115">Bottom Margin: 0</text:span></text:p></office:annotation>E<text:span text:style-name="T110">D</text:span><office:annotation-end office:name="__Annotation__1520_3461496547"/><text:span text:style-name="T110">UCATION</text:span></text:p>
          </table:table-cell>
          <table:table-cell table:style-name="Table3.A1" office:value-type="string">
            <text:p text:style-name="P14">University of California, Berkeley</text:p>
            <text:p text:style-name="P21"><office:annotation office:name="__Annotation__1519_346149654711"><dc:creator>Unknown Author</dc:creator><dc:date>2019-11-16T14:58:56.429663726</dc:date><text:p text:style-name="P56"><text:span text:style-name="T115">Top Margin : 0</text:span></text:p><text:p text:style-name="P56"><text:span text:style-name="T115">Bottom Margin : 0</text:span></text:p><text:p text:style-name="P56"><text:span text:style-name="T115"/></text:p></office:annotation><text:span text:style-name="T31">B.A. </text:span><office:annotation-end office:name="__Annotation__1519_346149654711"/><text:span text:style-name="T31">Computer Science </text:span><text:span text:style-name="T7"><text:s text:c="20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9"><text:span text:style-name="T34">Expected Graduation: </text:span><text:span text:style-name="T30">May 2023</text:span></text:p>
          </table:table-cell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<text:span text:style-name="T21">Relevant Coursework:</text:span><text:span text:style-name="T22"> </text:span><text:span text:style-name="T36">Structure of Computer Programs</text:span><text:span text:style-name="T31">, </text:span><text:span text:style-name="T32">Linear Algebra &amp; Circuits</text:span><text:span text:style-name="T7"> 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8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">SKILLS</text:p>
          </table:table-cell>
          <table:table-cell table:style-name="Table20.A1" office:value-type="string">
            <text:p text:style-name="P16"><text:span text:style-name="T101">Languages:</text:span><text:span text:style-name="T5"> </text:span>Python, Java, SQL, HTML/CSS, <text:span text:style-name="T111">JavaScript</text:span></text:p>
            <text:p text:style-name="P10"><text:span text:style-name="T35">Frameworks/Technologies:</text:span><text:span text:style-name="T8"> </text:span><text:span text:style-name="T24">Git, </text:span><text:span text:style-name="T29">Unix,</text:span><text:span text:style-name="T28"> </text:span><text:span text:style-name="T25">Bootstrap, NumPy,</text:span><text:span text:style-name="T28"> MATLAB</text:span><text:span text:style-name="T23"> <text:s text:c="2"/></text:span><text:span text:style-name="T7"><text:s text:c="7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2"><office:annotation office:name="__Annotation__1537_34614965471"><dc:creator>Unknown Author</dc:creator><dc:date>2019-11-16T15:07:10.405129210</dc:date><text:p text:style-name="P56"><text:span text:style-name="T115">Projects all one table</text:span></text:p></office:annotation>PROJECTS<office:annotation-end office:name="__Annotation__1537_34614965471"/></text:p>
          </table:table-cell>
          <table:table-cell table:style-name="Table13.A1" office:value-type="string">
            <text:p text:style-name="P6"><text:span text:style-name="T47">Investment </text:span><text:span text:style-name="T42">Portfolio Diversity Visualization Tool </text:span><text:span text:style-name="T43">(</text:span><text:span text:style-name="T45">Python, </text:span><text:span text:style-name="T46">MatPlotLib, </text:span><text:span text:style-name="T44">Git</text:span><text:span text:style-name="T43">)</text:span></text:p>
            <text:p text:style-name="P6"><text:span text:style-name="T60"><text:s text:c="2"/>✪ <text:s/></text:span><text:span text:style-name="T93"><text:s/></text:span><text:span text:style-name="T91">Winn</text:span><text:span text:style-name="T92">ing Project</text:span><text:span text:style-name="T91"> of the CalHacks 2019 BlackRock API Prize</text:span></text:p>
            <text:list xml:id="list3686997208" text:style-name="L1">
              <text:list-item>
                <text:p text:style-name="P43"><text:span text:style-name="T53">A tool</text:span><text:span text:style-name="T51"> that visualizes the diversity of an investment portfolio </text:span><text:span text:style-name="T52">given</text:span><text:span text:style-name="T51"> any </text:span><text:span text:style-name="T54">applicable </text:span><text:span text:style-name="T51">security attribute </text:span></text:p>
              </text:list-item>
              <text:list-item>
                <text:p text:style-name="P46"><text:span text:style-name="T105">Leveraged</text:span> BlackRock API to <text:span text:style-name="T109">compile, </text:span>sort, and categorize <text:span text:style-name="T106">security</text:span> data f<text:span text:style-name="T106">rom an array of stock symbols</text:span></text:p>
              </text:list-item>
              <text:list-item>
                <text:p text:style-name="P54"><text:span text:style-name="T83">Integrated</text:span><text:span text:style-name="T84"> MatPlotLib to visualize </text:span><text:span text:style-name="T85">calculated diversity</text:span><text:span text:style-name="T84"> data and to create a GUI for </text:span><text:span text:style-name="T86">user</text:span><text:span text:style-name="T84"> </text:span><text:span text:style-name="T87">portfolio input</text:span><text:span text:style-name="T50"> <text:s text:c="4"/></text:span><text:span text:style-name="T42"><text:s text:c="7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4"/>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7"><text:span text:style-name="T42">Bomberman Remastered </text:span><text:span text:style-name="T43">(Java, </text:span><text:span text:style-name="T44">Git</text:span><text:span text:style-name="T43">)</text:span></text:p>
            <text:list xml:id="list172530288868412" text:continue-numbering="true" text:style-name="L1">
              <text:list-item>
                <text:p text:style-name="P47">An improved remake of the classic video game Bomberman that can be played on modern devices</text:p>
              </text:list-item>
              <text:list-item>
                <text:p text:style-name="P49">Added an all-new local multiplayer mode, <text:span text:style-name="T113">featuring</text:span> dynamic player vs. player gameplay </text:p>
              </text:list-item>
              <text:list-item>
                <text:p text:style-name="P50"><text:span text:style-name="T102">Utilized the Java Swing toolkit to design game menus </text:span><text:span text:style-name="T103">and </text:span><text:span text:style-name="T102">update graphical texture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3">Personal Website (HTML, CSS, JavaScript) </text:p>
            <text:list xml:id="list172529440378671" text:continue-numbering="true" text:style-name="L1">
              <text:list-item>
                <text:p text:style-name="P51"><text:span text:style-name="T65">A</text:span><text:span text:style-name="T62"> personal website </text:span><text:span text:style-name="T65">created </text:span><text:span text:style-name="T63">from </text:span><text:span text:style-name="T64">the ground up</text:span><text:span text:style-name="T63">, </text:span><text:span text:style-name="T65">built with the Bootstrap framework</text:span></text:p>
              </text:list-item>
              <text:list-item>
                <text:p text:style-name="P43"><text:span text:style-name="T88">H</text:span><text:span text:style-name="T89">osted page files remotely on UC Berkeley Open Computing Facility servers, via SSH </text:span><text:bookmark text:name="firstHeading1"/><text:span text:style-name="T96">File Transfer 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2">Scheme <text:span text:style-name="T108">Language</text:span> Interpreter <text:span text:style-name="T107">(</text:span>Python)</text:p>
            <text:list xml:id="list172528776658606" text:continue-numbering="true" text:style-name="L1">
              <text:list-item>
                <text:p text:style-name="P52"><text:span text:style-name="T38">A</text:span><text:span text:style-name="T39">n i</text:span><text:span text:style-name="T38">nterpreter for the Scheme </text:span><text:span text:style-name="T39">programming </text:span><text:span text:style-name="T38">language </text:span><text:span text:style-name="T40">(a dialect of Lisp)</text:span><text:span text:style-name="T38">, </text:span><text:span text:style-name="T41">written in</text:span><text:span text:style-name="T39"> Python</text:span></text:p>
              </text:list-item>
              <text:list-item>
                <text:p text:style-name="P44"><text:span text:style-name="T51">Implemented </text:span><text:span text:style-name="T55">environments, </text:span><text:span text:style-name="T51">lexical</text:span><text:span text:style-name="T56"> </text:span><text:span text:style-name="T59">and </text:span><text:span text:style-name="T51">dynamic scoping, </text:span><text:span text:style-name="T56">exceptions, macros,</text:span><text:span text:style-name="T58"> </text:span><text:span text:style-name="T59">and </text:span><text:span text:style-name="T57">special form</text:span><text:span text:style-name="T59">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172528420918124" text:continue-numbering="true" text:style-name="L1">
              <text:list-item>
                <text:p text:style-name="P47">An interactive typing program that calculates typing speed and accuracy with every keystroke</text:p>
              </text:list-item>
              <text:list-item>
                <text:p text:style-name="P43"><text:span text:style-name="T57">Built</text:span><text:span text:style-name="T51"> smart autocorrect feature </text:span><text:span text:style-name="T58">that determines </text:span><text:span text:style-name="T51">similarity between input and a base word</text:span></text:p>
              </text:list-item>
            </text:list>
          </table:table-cell>
        </table:table-row>
      </table:table>
      <text:p text:style-name="P3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E<text:span text:style-name="T112">XPERIENCE</text:span></text:p>
          </table:table-cell>
          <table:table-cell table:style-name="Table14.A1" office:value-type="string">
            <text:p text:style-name="P19"><text:span text:style-name="T48">California PATH Lab </text:span><text:span text:style-name="T49">(</text:span><text:span text:style-name="Strong_20_Emphasis"><text:span text:style-name="T97">Partners for Advanced Transportation Technology</text:span></text:span><text:span text:style-name="Strong_20_Emphasis"><text:span text:style-name="T98">) </text:span></text:span></text:p>
            <text:p text:style-name="P20"><text:span text:style-name="T20">Research Assistant</text:span><text:span text:style-name="T23"> 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4.A1" office:value-type="string">
            <text:p text:style-name="P11"><text:span text:style-name="T114">Berkeley</text:span>, CA</text:p>
            <text:p text:style-name="P22"><text:span text:style-name="T12"><text:s/></text:span><text:span text:style-name="T13">Nov.</text:span><text:span text:style-name="T15"> 2018 — </text:span><text:span text:style-name="T16">Present</text:span></text:p>
          </table:table-cell>
        </table:table-row>
      </table:table>
      <text:p text:style-name="P3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172529521983732" text:continue-numbering="true" text:style-name="L1">
              <text:list-item>
                <text:p text:style-name="P53"><text:span text:style-name="T76">E</text:span><text:span text:style-name="T77">valuate</text:span><text:span text:style-name="T76">d</text:span><text:span text:style-name="T77"> effectiveness</text:span><text:span text:style-name="T66"> </text:span><text:span text:style-name="T70">o</text:span><text:span text:style-name="T77">f</text:span><text:span text:style-name="T66"> </text:span><text:span text:style-name="T70">the Caltrans-</text:span><text:span text:style-name="T71">proposed “</text:span><text:span text:style-name="T70">Yellow Alert” </text:span><text:span text:style-name="T66">intelligent </text:span><text:span text:style-name="T71">transportation</text:span><text:span text:style-name="T70"> system</text:span></text:p>
              </text:list-item>
              <text:list-item>
                <text:p text:style-name="P53"><text:span text:style-name="T75">S</text:span><text:span text:style-name="T72">ynced</text:span><text:span text:style-name="T66"> </text:span><text:span text:style-name="T72">position</text:span><text:span text:style-name="T73">al</text:span><text:span text:style-name="T71">, </text:span><text:span text:style-name="T73">sensor</text:span><text:span text:style-name="T71">, and </text:span><text:span text:style-name="T73">behavioral</text:span><text:span text:style-name="T66"> data </text:span><text:span text:style-name="T75">collected </text:span><text:span text:style-name="T66">from </text:span><text:span text:style-name="T71">driving </text:span><text:span text:style-name="T66">simulation</text:span><text:span text:style-name="T71"> </text:span><text:span text:style-name="T73">test </text:span><text:span text:style-name="T74">trials</text:span></text:p>
              </text:list-item>
              <text:list-item>
                <text:p text:style-name="P44"><text:span text:style-name="T82">Wrote Python scripts to a</text:span><text:span text:style-name="T78">nalyze </text:span><text:span text:style-name="T79">trial</text:span><text:span text:style-name="T78"> data</text:span><text:span text:style-name="T80">sets, </text:span><text:span text:style-name="T82">utilizing </text:span><text:span text:style-name="T81">SciPy, NumPy, </text:span><text:span text:style-name="T82">and Pandas</text:span><text:span text:style-name="T61"> <text:s/></text:span><text:span text:style-name="T42"><text:s text:c="7"/></text:span><text:span text:style-name="T37"><text:s text:c="89"/></text:span><text:span text:style-name="T95"><text:s text:c="15"/></text:span></text:p>
              </text:list-item>
            </text:list>
          </table:table-cell>
        </table:table-row>
      </table:table>
      <text:p text:style-name="P3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Gateways Summer School</text:p>
            <text:p text:style-name="P20"><text:span text:style-name="T18">Teaching Aide <text:s text:c="3"/></text:span><text:span text:style-name="T23"><text:s text:c="5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6.A1" office:value-type="string">
            <text:p text:style-name="P11">San Diego, CA</text:p>
            <text:p text:style-name="P18"><text:span text:style-name="T12"><text:s/>Jul.</text:span><text:span text:style-name="T15"> 2018 — Aug. 2018</text:span></text:p>
          </table:table-cell>
        </table:table-row>
      </table:table>
      <text:p text:style-name="P3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6"/>
          </table:table-cell>
          <table:table-cell table:style-name="Table17.A1" office:value-type="string">
            <text:list xml:id="list172528843286676" text:continue-numbering="true" text:style-name="L1">
              <text:list-item>
                <text:p text:style-name="P43"><text:span text:style-name="T67">Aided Architecture &amp; Engineering teacher with giving lessons and </text:span><text:span text:style-name="T68">explaining </text:span><text:span text:style-name="T69">provided</text:span><text:span text:style-name="T68"> examples</text:span></text:p>
              </text:list-item>
              <text:list-item>
                <text:p text:style-name="P43"><text:span text:style-name="T67">Guided 30 students on their projects and supervised them during break, learning, and work times</text:span><text:span text:style-name="T42"> <text:s text:c="12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5"/></text:span></text:p>
              </text:list-item>
            </text:list>
          </table:table-cell>
        </table:table-row>
      </table:table>
      <text:p text:style-name="P3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9">ACTIVITIES</text:p>
          </table:table-cell>
          <table:table-cell table:style-name="Table11.A1" office:value-type="string">
            <text:p text:style-name="P15">Catalyst for Success <text:s/></text:p>
            <text:p text:style-name="P21"><text:span text:style-name="T17">Treasurer, </text:span><text:span text:style-name="T19">Senior Technology Mentor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2">San Diego, CA</text:p>
            <text:p text:style-name="P23"><text:span text:style-name="T12"><text:s text:c="2"/></text:span><text:span text:style-name="T15">Sep. 2017 — Aug. 2019</text:span></text:p>
          </table:table-cell>
        </table:table-row>
      </table:table>
      <text:p text:style-name="P3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3387492625" text:style-name="L2">
              <text:list-item>
                <text:p text:style-name="P48">Taught programming and circuitry at the library to over 200 students (Python, Javascript, Arduino)</text:p>
              </text:list-item>
              <text:list-item>
                <text:p text:style-name="P45"><text:span text:style-name="T68">Worked with library officials to organize regular weekly workshops and week-long summer camps</text:span><text:span text:style-name="T42"> <text:s text:c="4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4"/></text:span></text:p>
              </text:list-item>
            </text:list>
          </table:table-cell>
        </table:table-row>
      </table:table>
      <text:p text:style-name="P38"/>
      <table:table table:name="Table19" table:style-name="Table19">
        <table:table-column table:style-name="Table19.A"/>
        <table:table-column table:style-name="Table19.B"/>
        <table:table-column table:style-name="Table19.C"/>
        <text:soft-page-break/>
        <table:table-row table:style-name="Table19.1">
          <table:table-cell table:style-name="Table19.A1" office:value-type="string">
            <text:p text:style-name="P28">AWARDS</text:p>
          </table:table-cell>
          <table:table-cell table:style-name="Table19.A1" office:value-type="string">
            <text:p text:style-name="P1">CalHacks 2019 <text:span text:style-name="T99">—</text:span> <text:span text:style-name="T99">BlackRock API Prize </text:span><text:span text:style-name="T100">Winner</text:span></text:p>
            <text:p text:style-name="P4"><text:span text:style-name="T4">Intuit Scholarship Program </text:span><text:span text:style-name="T99">— Computer Science Scholar</text:span></text:p>
            <text:p text:style-name="P4"><text:span text:style-name="T4">Intuit George A. Hansen Program</text:span> — Computer Science Scholar</text:p>
            <text:p text:style-name="P20"><text:span text:style-name="T9">Southern California Developmental Soccer League </text:span><text:span text:style-name="T26">— </text:span><text:span text:style-name="T27">Div. 1 </text:span><text:span text:style-name="T26">Champion</text:span><text:span text:style-name="T23"> <text:s/></text:span><text:span text:style-name="T7"><text:s text:c="9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9.A1" office:value-type="string">
            <text:p text:style-name="P17"><text:span text:style-name="T15">O</text:span><text:span text:style-name="T14">ct. 2019</text:span></text:p>
            <text:p text:style-name="P24">Apr. 2019</text:p>
            <text:p text:style-name="P24">Apr. 2019</text:p>
            <text:p text:style-name="P24">Dec. 2018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6T17:25:27.962580793</dc:date>
    <meta:editing-duration>P1DT4H12M16S</meta:editing-duration>
    <meta:editing-cycles>208</meta:editing-cycles>
    <meta:document-statistic meta:table-count="12" meta:image-count="0" meta:object-count="0" meta:page-count="2" meta:paragraph-count="70" meta:word-count="442" meta:character-count="5743" meta:non-whitespace-character-count="2661"/>
  </office:meta>
</office:document-meta>
</file>